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200" officeooo:paragraph-rsid="001e7200"/>
    </style:style>
    <style:style style:name="P2" style:family="paragraph" style:parent-style-name="Standard">
      <style:text-properties officeooo:rsid="002fde3e" officeooo:paragraph-rsid="002fde3e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14pt" fo:font-weight="bold" officeooo:rsid="002239cd" officeooo:paragraph-rsid="002239c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center" style:justify-single-word="false"/>
      <style:text-properties officeooo:rsid="002239cd" officeooo:paragraph-rsid="002239cd"/>
    </style:style>
    <style:style style:name="P5" style:family="paragraph" style:parent-style-name="Standard" style:list-style-name="L1">
      <style:text-properties officeooo:rsid="001e7200" officeooo:paragraph-rsid="001e7200"/>
    </style:style>
    <style:style style:name="P6" style:family="paragraph" style:parent-style-name="Standard" style:list-style-name="L1">
      <style:text-properties officeooo:rsid="001f35c7" officeooo:paragraph-rsid="001f35c7"/>
    </style:style>
    <style:style style:name="P7" style:family="paragraph" style:parent-style-name="Standard" style:list-style-name="L1">
      <style:text-properties officeooo:rsid="0020f9fc" officeooo:paragraph-rsid="0020f9fc"/>
    </style:style>
    <style:style style:name="P8" style:family="paragraph" style:parent-style-name="Standard" style:list-style-name="L1">
      <style:text-properties officeooo:rsid="002191ec" officeooo:paragraph-rsid="002191ec"/>
    </style:style>
    <style:style style:name="P9" style:family="paragraph" style:parent-style-name="Standard" style:list-style-name="L1">
      <style:text-properties officeooo:rsid="002191ec" officeooo:paragraph-rsid="002363d8"/>
    </style:style>
    <style:style style:name="P10" style:family="paragraph" style:parent-style-name="Standard" style:list-style-name="L1">
      <style:text-properties officeooo:rsid="002191ec" officeooo:paragraph-rsid="00319382"/>
    </style:style>
    <style:style style:name="P11" style:family="paragraph" style:parent-style-name="Standard" style:list-style-name="L1">
      <style:text-properties officeooo:rsid="002363d8" officeooo:paragraph-rsid="002363d8"/>
    </style:style>
    <style:style style:name="P12" style:family="paragraph" style:parent-style-name="Standard" style:list-style-name="L1">
      <style:text-properties officeooo:rsid="002363d8" officeooo:paragraph-rsid="0023d779"/>
    </style:style>
    <style:style style:name="P13" style:family="paragraph" style:parent-style-name="Standard" style:list-style-name="L1">
      <style:text-properties officeooo:rsid="0023d779" officeooo:paragraph-rsid="0023d779"/>
    </style:style>
    <style:style style:name="P14" style:family="paragraph" style:parent-style-name="Standard" style:list-style-name="L1">
      <style:text-properties officeooo:rsid="0023d779" officeooo:paragraph-rsid="003f94cc"/>
    </style:style>
    <style:style style:name="P15" style:family="paragraph" style:parent-style-name="Standard" style:list-style-name="L1">
      <style:text-properties officeooo:rsid="0024c506" officeooo:paragraph-rsid="0024c506"/>
    </style:style>
    <style:style style:name="P16" style:family="paragraph" style:parent-style-name="Standard" style:list-style-name="L1">
      <style:text-properties officeooo:rsid="0024c506" officeooo:paragraph-rsid="0025a5c3"/>
    </style:style>
    <style:style style:name="P17" style:family="paragraph" style:parent-style-name="Standard" style:list-style-name="L1">
      <style:text-properties officeooo:rsid="0025a5c3" officeooo:paragraph-rsid="0025a5c3"/>
    </style:style>
    <style:style style:name="P18" style:family="paragraph" style:parent-style-name="Standard" style:list-style-name="L1">
      <style:text-properties officeooo:rsid="0025a5c3" officeooo:paragraph-rsid="0026640b"/>
    </style:style>
    <style:style style:name="P19" style:family="paragraph" style:parent-style-name="Standard" style:list-style-name="L1">
      <style:text-properties officeooo:rsid="0036d063" officeooo:paragraph-rsid="0036d063"/>
    </style:style>
    <style:style style:name="P20" style:family="paragraph" style:parent-style-name="Standard" style:list-style-name="L1">
      <style:text-properties officeooo:rsid="0026640b" officeooo:paragraph-rsid="0026640b"/>
    </style:style>
    <style:style style:name="P21" style:family="paragraph" style:parent-style-name="Standard" style:list-style-name="L1">
      <style:text-properties officeooo:rsid="0026640b" officeooo:paragraph-rsid="0029ad83"/>
    </style:style>
    <style:style style:name="P22" style:family="paragraph" style:parent-style-name="Standard" style:list-style-name="L1">
      <style:text-properties officeooo:rsid="0029ad83" officeooo:paragraph-rsid="003070c6"/>
    </style:style>
    <style:style style:name="P23" style:family="paragraph" style:parent-style-name="Standard" style:list-style-name="L1">
      <style:text-properties officeooo:rsid="0029ad83" officeooo:paragraph-rsid="002fda07"/>
    </style:style>
    <style:style style:name="P24" style:family="paragraph" style:parent-style-name="Standard" style:list-style-name="L1">
      <style:text-properties officeooo:rsid="0029ad83" officeooo:paragraph-rsid="00319382"/>
    </style:style>
    <style:style style:name="P25" style:family="paragraph" style:parent-style-name="Standard" style:list-style-name="L1">
      <style:text-properties officeooo:rsid="0029ad83" officeooo:paragraph-rsid="0029ad83"/>
    </style:style>
    <style:style style:name="P26" style:family="paragraph" style:parent-style-name="Standard" style:list-style-name="L1">
      <style:text-properties officeooo:rsid="0029ad83" officeooo:paragraph-rsid="002e5018"/>
    </style:style>
    <style:style style:name="P27" style:family="paragraph" style:parent-style-name="Standard" style:list-style-name="L1">
      <style:text-properties officeooo:rsid="0029ad83" officeooo:paragraph-rsid="002fde3e"/>
    </style:style>
    <style:style style:name="P28" style:family="paragraph" style:parent-style-name="Standard" style:list-style-name="L1">
      <style:text-properties officeooo:rsid="003070c6" officeooo:paragraph-rsid="003070c6"/>
    </style:style>
    <style:style style:name="P29" style:family="paragraph" style:parent-style-name="Standard" style:list-style-name="L1">
      <style:text-properties officeooo:rsid="002fda07" officeooo:paragraph-rsid="00319382"/>
    </style:style>
    <style:style style:name="P30" style:family="paragraph" style:parent-style-name="Standard" style:list-style-name="L1">
      <style:text-properties officeooo:rsid="002fda07" officeooo:paragraph-rsid="002fda07"/>
    </style:style>
    <style:style style:name="P31" style:family="paragraph" style:parent-style-name="Standard" style:list-style-name="L1">
      <style:text-properties officeooo:rsid="00319382" officeooo:paragraph-rsid="00319382"/>
    </style:style>
    <style:style style:name="P32" style:family="paragraph" style:parent-style-name="Standard" style:list-style-name="L1">
      <style:text-properties officeooo:rsid="002ad40e" officeooo:paragraph-rsid="002ad40e"/>
    </style:style>
    <style:style style:name="P33" style:family="paragraph" style:parent-style-name="Standard" style:list-style-name="L1">
      <style:text-properties officeooo:rsid="002b8f3d" officeooo:paragraph-rsid="002b8f3d"/>
    </style:style>
    <style:style style:name="P34" style:family="paragraph" style:parent-style-name="Standard" style:list-style-name="L1">
      <style:text-properties officeooo:rsid="002ee6cf" officeooo:paragraph-rsid="002ee6cf"/>
    </style:style>
    <style:style style:name="P35" style:family="paragraph" style:parent-style-name="Standard" style:list-style-name="L1">
      <style:text-properties officeooo:rsid="002ee6cf" officeooo:paragraph-rsid="002fda07"/>
    </style:style>
    <style:style style:name="P36" style:family="paragraph" style:parent-style-name="Standard" style:list-style-name="L1">
      <style:text-properties officeooo:rsid="002e5018" officeooo:paragraph-rsid="002e5018"/>
    </style:style>
    <style:style style:name="P37" style:family="paragraph" style:parent-style-name="Standard" style:list-style-name="L1">
      <style:text-properties officeooo:rsid="002fde3e" officeooo:paragraph-rsid="002fde3e"/>
    </style:style>
    <style:style style:name="P38" style:family="paragraph" style:parent-style-name="Standard" style:list-style-name="L1">
      <style:text-properties officeooo:rsid="00334940" officeooo:paragraph-rsid="00334940"/>
    </style:style>
    <style:style style:name="P39" style:family="paragraph" style:parent-style-name="Standard" style:list-style-name="L1">
      <style:text-properties officeooo:rsid="00352ad7" officeooo:paragraph-rsid="00352ad7"/>
    </style:style>
    <style:style style:name="P40" style:family="paragraph" style:parent-style-name="Standard" style:list-style-name="L1">
      <style:text-properties officeooo:rsid="003616c6" officeooo:paragraph-rsid="003616c6"/>
    </style:style>
    <style:style style:name="P41" style:family="paragraph" style:parent-style-name="Standard" style:list-style-name="L1">
      <style:text-properties officeooo:rsid="003bf43e" officeooo:paragraph-rsid="003bf43e"/>
    </style:style>
    <style:style style:name="P42" style:family="paragraph" style:parent-style-name="Standard" style:list-style-name="L1" style:master-page-name="">
      <style:paragraph-properties style:page-number="auto" fo:keep-with-next="always"/>
      <style:text-properties officeooo:rsid="0029ad83" officeooo:paragraph-rsid="002fda07"/>
    </style:style>
    <style:style style:name="P43" style:family="paragraph" style:parent-style-name="Standard" style:list-style-name="L1">
      <style:paragraph-properties fo:keep-with-next="always"/>
      <style:text-properties officeooo:rsid="00319382" officeooo:paragraph-rsid="00319382"/>
    </style:style>
    <style:style style:name="T1" style:family="text">
      <style:text-properties officeooo:rsid="001f35c7"/>
    </style:style>
    <style:style style:name="T2" style:family="text">
      <style:text-properties style:text-position="super 58%"/>
    </style:style>
    <style:style style:name="T3" style:family="text">
      <style:text-properties officeooo:rsid="0020f9fc"/>
    </style:style>
    <style:style style:name="T4" style:family="text">
      <style:text-properties officeooo:rsid="002191ec"/>
    </style:style>
    <style:style style:name="T5" style:family="text">
      <style:text-properties officeooo:rsid="002363d8"/>
    </style:style>
    <style:style style:name="T6" style:family="text">
      <style:text-properties officeooo:rsid="002b8f3d"/>
    </style:style>
    <style:style style:name="T7" style:family="text">
      <style:text-properties officeooo:rsid="002c761d"/>
    </style:style>
    <style:style style:name="T8" style:family="text">
      <style:text-properties officeooo:rsid="002e5018"/>
    </style:style>
    <style:style style:name="T9" style:family="text">
      <style:text-properties officeooo:rsid="002fda07"/>
    </style:style>
    <style:style style:name="T10" style:family="text">
      <style:text-properties officeooo:rsid="002fde3e"/>
    </style:style>
    <style:style style:name="T11" style:family="text">
      <style:text-properties officeooo:rsid="003070c6"/>
    </style:style>
    <style:style style:name="T12" style:family="text">
      <style:text-properties officeooo:rsid="00319382"/>
    </style:style>
    <style:style style:name="T13" style:family="text">
      <style:text-properties officeooo:rsid="00352ad7"/>
    </style:style>
    <style:style style:name="T14" style:family="text">
      <style:text-properties officeooo:rsid="0036d063"/>
    </style:style>
    <style:style style:name="T15" style:family="text">
      <style:text-properties officeooo:rsid="0039bcff"/>
    </style:style>
    <style:style style:name="T16" style:family="text">
      <style:text-properties officeooo:rsid="003bf43e"/>
    </style:style>
    <style:style style:name="T17" style:family="text">
      <style:text-properties officeooo:rsid="003f94c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7738053974732100812" text:style-name="L1">
        <text:list-header>
          <text:p text:style-name="P3">Radio License Exam Course: Technician Class</text:p>
          <text:p text:style-name="P4">Corky Searls – 10/2018</text:p>
          <text:p text:style-name="P5"/>
        </text:list-header>
      </text:list>
      <text:p text:style-name="P1"/>
      <text:p text:style-name="P2">Session 1:</text:p>
      <text:list xml:id="list122749282772942" text:continue-numbering="true" text:style-name="L1">
        <text:list-item>
          <text:p text:style-name="P5">Introduction <text:span text:style-name="T14">(15 Minutes <text:s/>0:00)</text:span></text:p>
          <text:list>
            <text:list-item>
              <text:p text:style-name="P41">Brian Silverstein: Welcome and thanks to students.</text:p>
            </text:list-item>
            <text:list-item>
              <text:p text:style-name="P5"><text:span text:style-name="T4">Students: </text:span>Name; Why amateur radio; What you hope to get from the class? </text:p>
            </text:list-item>
            <text:list-item>
              <text:p text:style-name="P5">Class summary</text:p>
              <text:list>
                <text:list-item>
                  <text:p text:style-name="P5"><text:span text:style-name="T16">Goals/expectations for</text:span> the class – Pass Technician Class license exam</text:p>
                  <text:list>
                    <text:list-item>
                      <text:p text:style-name="P6">Get your Amateur radio license</text:p>
                    </text:list-item>
                    <text:list-item>
                      <text:p text:style-name="P6">Use your license to get involved in at least one of the many facets of Amateur radio</text:p>
                    </text:list-item>
                    <text:list-item>
                      <text:p text:style-name="P6">Learn through hands-on involvement</text:p>
                    </text:list-item>
                  </text:list>
                </text:list-item>
                <text:list-item>
                  <text:p text:style-name="P5">What it is:</text:p>
                  <text:list>
                    <text:list-item>
                      <text:p text:style-name="P5">Teach you how to pass the exam – <text:span text:style-name="T1">Focus on the questions</text:span></text:p>
                    </text:list-item>
                    <text:list-item>
                      <text:p text:style-name="P6">Provide a context for the answers to the exam questions</text:p>
                    </text:list-item>
                  </text:list>
                </text:list-item>
                <text:list-item>
                  <text:p text:style-name="P6">What it is not:</text:p>
                  <text:list>
                    <text:list-item>
                      <text:p text:style-name="P6">Course in electrical or radio <text:span text:style-name="T3">frequency communications</text:span> engineering</text:p>
                    </text:list-item>
                    <text:list-item>
                      <text:p text:style-name="P6">Course in physics or math</text:p>
                    </text:list-item>
                  </text:list>
                </text:list-item>
                <text:list-item>
                  <text:p text:style-name="P6">What is required of students:</text:p>
                  <text:list>
                    <text:list-item>
                      <text:p text:style-name="P6">Basic 6<text:span text:style-name="T2">th</text:span> grade math/arithmetic skills</text:p>
                    </text:list-item>
                    <text:list-item>
                      <text:p text:style-name="P6">Active participat<text:span text:style-name="T3">ion</text:span> in the discussions and reviews</text:p>
                    </text:list-item>
                    <text:list-item>
                      <text:p text:style-name="P6">Do the homework – Practice exams (HamExam.com)</text:p>
                    </text:list-item>
                    <text:list-item>
                      <text:p text:style-name="P7">Ask questions if something is not clear</text:p>
                    </text:list-item>
                    <text:list-item>
                      <text:p text:style-name="P41">Enjoy yourself</text:p>
                    </text:list-item>
                  </text:list>
                </text:list-item>
              </text:list>
            </text:list-item>
            <text:list-item>
              <text:p text:style-name="P7">What is Amateur Radio?</text:p>
              <text:list>
                <text:list-item>
                  <text:p text:style-name="P7">Powerful communications service available to any private citizen</text:p>
                </text:list-item>
                <text:list-item>
                  <text:p text:style-name="P7">A service available to provide opportunities for experimentation and development</text:p>
                </text:list-item>
                <text:list-item>
                  <text:p text:style-name="P7">Amateur as separate from business or pecuniary interests</text:p>
                </text:list-item>
                <text:list-item>
                  <text:p text:style-name="P8">Activities Include</text:p>
                  <text:list>
                    <text:list-item>
                      <text:p text:style-name="P8">Social – the original worldwide social media, Clubs, Contests</text:p>
                    </text:list-item>
                    <text:list-item>
                      <text:p text:style-name="P8">Technical – Design, build, test components, radios, modes, etc.</text:p>
                    </text:list-item>
                    <text:list-item>
                      <text:p text:style-name="P8">Service – Emergency or public service communications</text:p>
                    </text:list-item>
                  </text:list>
                </text:list-item>
                <text:list-item>
                  <text:p text:style-name="P8">Modes of communications:</text:p>
                  <text:list>
                    <text:list-item>
                      <text:p text:style-name="P8">Voice – Analog and digital</text:p>
                    </text:list-item>
                    <text:list-item>
                      <text:p text:style-name="P8">Digital – like Internet using radio without need for additional infrastructure</text:p>
                    </text:list-item>
                    <text:list-item>
                      <text:p text:style-name="P8">Morse Code</text:p>
                    </text:list-item>
                    <text:list-item>
                      <text:p text:style-name="P9">Image</text:p>
                    </text:list-item>
                  </text:list>
                </text:list-item>
                <text:list-item>
                  <text:p text:style-name="P11">License Classes</text:p>
                  <text:list>
                    <text:list-item>
                      <text:p text:style-name="P11">Technician – All VHF and UHF privileges, with some HF</text:p>
                    </text:list-item>
                    <text:list-item>
                      <text:p text:style-name="P11">General – All VHF and UHF privileges, with most HF</text:p>
                    </text:list-item>
                    <text:list-item>
                      <text:p text:style-name="P9"><text:span text:style-name="T5">Extra – All amateur privileges</text:span><text:line-break/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8">Technician License </text:span>Exam – What is it. <text:span text:style-name="T14">(5 Minutes 0:15)</text:span></text:p>
          <text:list>
            <text:list-item>
              <text:p text:style-name="P11">Technician Class – 35 questions (Passing score 75% or 26 correct)</text:p>
            </text:list-item>
            <text:list-item>
              <text:p text:style-name="P13">Fixed question pool that changes every 4 years</text:p>
            </text:list-item>
            <text:list-item>
              <text:p text:style-name="P15">The questions with answers and confusers are all known in advance – in the book</text:p>
            </text:list-item>
            <text:list-item>
              <text:p text:style-name="P11"><text:soft-page-break/>Ten Elements (P iii, 13-15)</text:p>
              <text:list>
                <text:list-item>
                  <text:p text:style-name="P11">FCC Rules – 6 </text:p>
                </text:list-item>
                <text:list-item>
                  <text:p text:style-name="P11">Operating procedures – 3 </text:p>
                </text:list-item>
                <text:list-item>
                  <text:p text:style-name="P11">Radio wave characteristics – 3 </text:p>
                </text:list-item>
                <text:list-item>
                  <text:p text:style-name="P11">Amateur radio practices and station setup – 2 </text:p>
                </text:list-item>
                <text:list-item>
                  <text:p text:style-name="P11">Electrical principles – 4 </text:p>
                </text:list-item>
                <text:list-item>
                  <text:p text:style-name="P11">Electrical components – 4 <text:s/></text:p>
                </text:list-item>
                <text:list-item>
                  <text:p text:style-name="P11">Station Equipment – 4 </text:p>
                </text:list-item>
                <text:list-item>
                  <text:p text:style-name="P11">Modulation modes – 4 </text:p>
                </text:list-item>
                <text:list-item>
                  <text:p text:style-name="P11">Antennas and feedlines – 2 </text:p>
                </text:list-item>
                <text:list-item>
                  <text:p text:style-name="P12">Electrical safety – 3 </text:p>
                </text:list-item>
              </text:list>
            </text:list-item>
            <text:list-item>
              <text:p text:style-name="P14">Elements divided into sub-elements with one question from each</text:p>
            </text:list-item>
            <text:list-item>
              <text:p text:style-name="P14"><text:span text:style-name="T17">Calculators</text:span><text:line-break/><text:line-break/></text:p>
            </text:list-item>
          </text:list>
        </text:list-item>
        <text:list-item>
          <text:p text:style-name="P15">Exam Prep <text:span text:style-name="T14">(5 Minutes <text:s/>0:20)</text:span></text:p>
          <text:list>
            <text:list-item>
              <text:p text:style-name="P15">Review the guidance for taking multiple-choice tests</text:p>
            </text:list-item>
            <text:list-item>
              <text:p text:style-name="P15">Practice taking exams</text:p>
            </text:list-item>
            <text:list-item>
              <text:p text:style-name="P15">* Demonstrate Hamtest setup for specific elements</text:p>
            </text:list-item>
            <text:list-item>
              <text:p text:style-name="P16">Some things will make sense others will simply need to be memorized (i.e., “I do not understand what they are asking, but I know the answer is choice D”)<text:line-break/><text:line-break/></text:p>
            </text:list-item>
          </text:list>
        </text:list-item>
        <text:list-item>
          <text:p text:style-name="P17">Class Sessions <text:span text:style-name="T14">(5 Minutes <text:s/>0:25)</text:span></text:p>
          <text:list>
            <text:list-item>
              <text:p text:style-name="P19">HamExam.<text:span text:style-name="T17">org</text:span>, <text:span text:style-name="T17">aa9pw.com, ARRL</text:span> website<text:span text:style-name="T17">s</text:span> – flash cards (sample tests)</text:p>
            </text:list-item>
            <text:list-item>
              <text:p text:style-name="P19">Two short lectures to provide context for discussions</text:p>
              <text:list>
                <text:list-item>
                  <text:p text:style-name="P19">Radio Waves and propagation</text:p>
                </text:list-item>
                <text:list-item>
                  <text:p text:style-name="P19">Electrical &amp; Electronic Principles</text:p>
                </text:list-item>
              </text:list>
            </text:list-item>
            <text:list-item>
              <text:p text:style-name="P19">Study Sessions</text:p>
              <text:list>
                <text:list-item>
                  <text:p text:style-name="P17">Session 1: Sections 1, 4, 2, 3, 8</text:p>
                </text:list-item>
                <text:list-item>
                  <text:p text:style-name="P18">Session 2: Sections 7, 5, 6, 9, 0</text:p>
                </text:list-item>
                <text:list-item>
                  <text:p text:style-name="P20">Session 3: Review, Q&amp;A</text:p>
                </text:list-item>
              </text:list>
            </text:list-item>
            <text:list-item>
              <text:p text:style-name="P21">Exam<text:line-break/><text:line-break/></text:p>
            </text:list-item>
          </text:list>
        </text:list-item>
        <text:list-item>
          <text:p text:style-name="P22">Element T1 – FCC Rules – 6 Groups <text:span text:style-name="T15">(30 Minutes <text:s/>0:30)</text:span></text:p>
          <text:list>
            <text:list-item>
              <text:p text:style-name="P28">Amateur Radio Service</text:p>
              <text:list>
                <text:list-item>
                  <text:p text:style-name="P28">Phonetics – pp T1-3</text:p>
                </text:list-item>
              </text:list>
            </text:list-item>
            <text:list-item>
              <text:p text:style-name="P28">Authorized frequencies</text:p>
            </text:list-item>
            <text:list-item>
              <text:p text:style-name="P28">Operator Licensing &amp; License Classes</text:p>
            </text:list-item>
            <text:list-item>
              <text:p text:style-name="P28">Authorized and prohibited transmissions</text:p>
            </text:list-item>
            <text:list-item>
              <text:p text:style-name="P28">Control Operator and control types</text:p>
            </text:list-item>
            <text:list-item>
              <text:p text:style-name="P22"><text:span text:style-name="T11">Station Identification, Repeaters, Third-Party communications</text:span><text:line-break/></text:p>
            </text:list-item>
          </text:list>
        </text:list-item>
        <text:list-item>
          <text:p text:style-name="P23">Element T4 – Amateur radio practices and station setup – 2 Groups <text:span text:style-name="T15">(10 Minutes <text:s/>1:00)</text:span></text:p>
          <text:list>
            <text:list-item>
              <text:p text:style-name="P29">Station setup (Have operational station with GPS, computer, and SWR/Power Meter)</text:p>
            </text:list-item>
            <text:list-item>
              <text:p text:style-name="P24"><text:span text:style-name="T12">Operator controls</text:span><text:line-break/> </text:p>
            </text:list-item>
          </text:list>
        </text:list-item>
        <text:list-item>
          <text:p text:style-name="P42"><text:soft-page-break/>Element T2 – Operating procedures – 3 Groups <text:span text:style-name="T15">(15 Minutes 1:10)</text:span></text:p>
          <text:list>
            <text:list-item>
              <text:p text:style-name="P43">Station Operation</text:p>
            </text:list-item>
            <text:list-item>
              <text:p text:style-name="P31">Operating Practices</text:p>
              <text:list>
                <text:list-item>
                  <text:p text:style-name="P29">Q Signals – pp T2-7</text:p>
                </text:list-item>
              </text:list>
            </text:list-item>
            <text:list-item>
              <text:p text:style-name="P24"><text:span text:style-name="T12">Public Service &amp; Emergency operations</text:span><text:line-break/></text:p>
            </text:list-item>
          </text:list>
        </text:list-item>
        <text:list-item>
          <text:p text:style-name="P32">Wave Theory lecture <text:span text:style-name="T15">(15 Minutes)</text:span></text:p>
          <text:list>
            <text:list-item>
              <text:p text:style-name="P32">Frequency/Wavelength/phase/velocity/Polarization(Chart)</text:p>
            </text:list-item>
            <text:list-item>
              <text:p text:style-name="P32">Bands/Color <text:span text:style-name="T6">(Chart)</text:span></text:p>
            </text:list-item>
            <text:list-item>
              <text:p text:style-name="P33">Adding information – Modulation (SDR Waterfall?)</text:p>
              <text:list>
                <text:list-item>
                  <text:p text:style-name="P33">On/Off Key<text:span text:style-name="T7">ing</text:span></text:p>
                </text:list-item>
                <text:list-item>
                  <text:p text:style-name="P33">AM</text:p>
                </text:list-item>
                <text:list-item>
                  <text:p text:style-name="P33">FM</text:p>
                </text:list-item>
                <text:list-item>
                  <text:p text:style-name="P33">Phase</text:p>
                </text:list-item>
              </text:list>
            </text:list-item>
            <text:list-item>
              <text:p text:style-name="P33">Propagation</text:p>
              <text:list>
                <text:list-item>
                  <text:p text:style-name="P33">LOS</text:p>
                </text:list-item>
                <text:list-item>
                  <text:p text:style-name="P33">Repeaters</text:p>
                </text:list-item>
                <text:list-item>
                  <text:p text:style-name="P33">Earth/<text:span text:style-name="T7">Magnetosphere/Ionosphere (Chart of Ionosphere w/ layers)</text:span></text:p>
                </text:list-item>
                <text:list-item>
                  <text:p text:style-name="P33">Reflection/Refraction<text:line-break/></text:p>
                </text:list-item>
              </text:list>
            </text:list-item>
          </text:list>
        </text:list-item>
        <text:list-item>
          <text:p text:style-name="P25">Element T3 - Radio wave characteristics – 3 Groups <text:span text:style-name="T15">(15 Minutes <text:s/>1:25)</text:span></text:p>
          <text:list>
            <text:list-item>
              <text:p text:style-name="P28">Radio wave characteristics and propagation</text:p>
            </text:list-item>
            <text:list-item>
              <text:p text:style-name="P28">Electromagnetic wave properties</text:p>
            </text:list-item>
            <text:list-item>
              <text:p text:style-name="P28">Propagation modes<text:line-break/></text:p>
            </text:list-item>
          </text:list>
        </text:list-item>
        <text:list-item>
          <text:p text:style-name="P26">Element T8 – Modulation modes – 4 Groups <text:span text:style-name="T15">(20 Minutes <text:s/>1:40)</text:span></text:p>
          <text:list>
            <text:list-item>
              <text:p text:style-name="P34">Modulation schemes &amp; bandwidth <text:span text:style-name="T9">(pp. T8-2)</text:span></text:p>
              <text:list>
                <text:list-item>
                  <text:p text:style-name="P34">CW – 150 Hz</text:p>
                </text:list-item>
                <text:list-item>
                  <text:p text:style-name="P36">SSB <text:s/>- 2 KHz to 3 KHz</text:p>
                </text:list-item>
                <text:list-item>
                  <text:p text:style-name="P36">AM – 6 KHz</text:p>
                </text:list-item>
                <text:list-item>
                  <text:p text:style-name="P36">FM – 10 KHz to 15 KHz</text:p>
                </text:list-item>
                <text:list-item>
                  <text:p text:style-name="P35">Video – 6 MHz</text:p>
                </text:list-item>
              </text:list>
            </text:list-item>
            <text:list-item>
              <text:p text:style-name="P30">Satellite Operation</text:p>
            </text:list-item>
            <text:list-item>
              <text:p text:style-name="P28">Operating Activities</text:p>
            </text:list-item>
            <text:list-item>
              <text:p text:style-name="P30">Digital Communication </text:p>
              <text:list>
                <text:list-item>
                  <text:p text:style-name="P30">Voice</text:p>
                </text:list-item>
                <text:list-item>
                  <text:p text:style-name="P23"><text:span text:style-name="T9">Data</text:span><text:line-break/></text:p>
                </text:list-item>
              </text:list>
            </text:list-item>
          </text:list>
        </text:list-item>
        <text:list-item>
          <text:p text:style-name="P32">Prep for Thursday class <text:span text:style-name="T15">(5 Minutes <text:s/>2:00)</text:span></text:p>
          <text:list>
            <text:list-item>
              <text:p text:style-name="P32">Review multiple choice test guidelines</text:p>
            </text:list-item>
            <text:list-item>
              <text:p text:style-name="P32">Practice – Take exams, ARRL or HamTest</text:p>
            </text:list-item>
            <text:list-item>
              <text:p text:style-name="P32">Register with FCC for FRN – We would prefer not to have SS #’s on paperwork<text:line-break/></text:p>
            </text:list-item>
          </text:list>
        </text:list-item>
      </text:list>
      <text:p text:style-name="P2">Session 2:</text:p>
      <text:list xml:id="list122749248502678" text:continue-numbering="true" text:style-name="L1">
        <text:list-item>
          <text:p text:style-name="P31"><text:span text:style-name="T15">Welcome, r</text:span>eview and questions from previous session <text:span text:style-name="T15">(10 Minutes 0:00)</text:span><text:line-break/></text:p>
        </text:list-item>
        <text:list-item>
          <text:p text:style-name="P27">Element T7 – Station Equipment – 4 Groups <text:span text:style-name="T15">(20 Minutes <text:s/>0:10)</text:span></text:p>
          <text:list>
            <text:list-item>
              <text:p text:style-name="P37">Station Equipment – (Full basic station)</text:p>
            </text:list-item>
            <text:list-item>
              <text:p text:style-name="P37">Transmitter/Receiver Problems</text:p>
            </text:list-item>
            <text:list-item>
              <text:p text:style-name="P37"><text:soft-page-break/>Antenna measurements &amp; Troubleshooting</text:p>
            </text:list-item>
            <text:list-item>
              <text:p text:style-name="P27"><text:span text:style-name="T10">Basic Repair &amp; Testing (Bring VOM)</text:span><text:line-break/></text:p>
            </text:list-item>
          </text:list>
        </text:list-item>
        <text:list-item>
          <text:p text:style-name="P31">Basic Electronics Lecture <text:span text:style-name="T15">(15 minutes 0:30)</text:span></text:p>
          <text:list>
            <text:list-item>
              <text:p text:style-name="P38">Battery</text:p>
            </text:list-item>
            <text:list-item>
              <text:p text:style-name="P38">Light</text:p>
            </text:list-item>
            <text:list-item>
              <text:p text:style-name="P38">Current <text:span text:style-name="T13">&amp; Voltage in Circuits</text:span></text:p>
              <text:list>
                <text:list-item>
                  <text:p text:style-name="P38">Series</text:p>
                </text:list-item>
                <text:list-item>
                  <text:p text:style-name="P38">Parallel</text:p>
                </text:list-item>
              </text:list>
            </text:list-item>
            <text:list-item>
              <text:p text:style-name="P39">Compute Current – E = I x R <text:s/>(pp T5-12)</text:p>
            </text:list-item>
            <text:list-item>
              <text:p text:style-name="P39">Compute Power (Energy produced) – P = I x E</text:p>
            </text:list-item>
            <text:list-item>
              <text:p text:style-name="P39">Unit prefixes (pp T5-6)</text:p>
            </text:list-item>
            <text:list-item>
              <text:p text:style-name="P38">Switch</text:p>
              <text:list>
                <text:list-item>
                  <text:p text:style-name="P38">Manual – SPST</text:p>
                </text:list-item>
                <text:list-item>
                  <text:p text:style-name="P38">Electronic control – Transistor</text:p>
                </text:list-item>
              </text:list>
            </text:list-item>
            <text:list-item>
              <text:p text:style-name="P40">Circuit Components</text:p>
              <text:list>
                <text:list-item>
                  <text:p text:style-name="P40">Passive components</text:p>
                  <text:list>
                    <text:list-item>
                      <text:p text:style-name="P40">Fuse</text:p>
                    </text:list-item>
                    <text:list-item>
                      <text:p text:style-name="P40">Resistor – fixed and variable</text:p>
                    </text:list-item>
                    <text:list-item>
                      <text:p text:style-name="P40">Capacitor</text:p>
                    </text:list-item>
                    <text:list-item>
                      <text:p text:style-name="P40">Inductor &amp; Antenna</text:p>
                    </text:list-item>
                  </text:list>
                </text:list-item>
                <text:list-item>
                  <text:p text:style-name="P40">Semiconductors</text:p>
                  <text:list>
                    <text:list-item>
                      <text:p text:style-name="P40">Diode</text:p>
                    </text:list-item>
                    <text:list-item>
                      <text:p text:style-name="P40">LED</text:p>
                    </text:list-item>
                    <text:list-item>
                      <text:p text:style-name="P40">FET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Element T5 – Electrical principles – 4 Groups <text:span text:style-name="T15">(20 Minutes 0:45)</text:span></text:p>
          <text:list>
            <text:list-item>
              <text:p text:style-name="P31">Electrical principles – Units and terminology</text:p>
            </text:list-item>
            <text:list-item>
              <text:p text:style-name="P31">Mathematics for Electronics</text:p>
            </text:list-item>
            <text:list-item>
              <text:p text:style-name="P31">Electrical principles – Current and components</text:p>
            </text:list-item>
            <text:list-item>
              <text:p text:style-name="P24"><text:span text:style-name="T12">Ohm’s Law – formulas and usage</text:span><text:line-break/></text:p>
            </text:list-item>
          </text:list>
        </text:list-item>
        <text:list-item>
          <text:p text:style-name="P24">Element T6 – Electrical components – 4 <text:s/>Groups <text:span text:style-name="T15">(20 Minutes <text:s/>1:05)</text:span></text:p>
          <text:list>
            <text:list-item>
              <text:p text:style-name="P31">Electrical components – Passives</text:p>
            </text:list-item>
            <text:list-item>
              <text:p text:style-name="P31">Semiconductors</text:p>
            </text:list-item>
            <text:list-item>
              <text:p text:style-name="P31">Circuit diagrams</text:p>
            </text:list-item>
            <text:list-item>
              <text:p text:style-name="P24"><text:span text:style-name="T12">Electrical component function</text:span><text:line-break/></text:p>
            </text:list-item>
          </text:list>
        </text:list-item>
        <text:list-item>
          <text:p text:style-name="P24">Element T9 – Antennas and feedlines – 2 Groups <text:span text:style-name="T15">(10 Minutes <text:s/>1:25)</text:span></text:p>
          <text:list>
            <text:list-item>
              <text:p text:style-name="P31">Antennas</text:p>
            </text:list-item>
            <text:list-item>
              <text:p text:style-name="P24"><text:span text:style-name="T12">Feed Lines</text:span><text:line-break/></text:p>
            </text:list-item>
          </text:list>
        </text:list-item>
        <text:list-item>
          <text:p text:style-name="P24">Element T0 – Electrical safety – 3 Groups (15 Minutes <text:s/>1:35)</text:p>
          <text:list>
            <text:list-item>
              <text:p text:style-name="P31">Power circuits and hazards</text:p>
            </text:list-item>
            <text:list-item>
              <text:p text:style-name="P31">Antenna safety</text:p>
            </text:list-item>
            <text:list-item>
              <text:p text:style-name="P10"><text:span text:style-name="T12">RF hazards</text:span><text:line-break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9:19.229054978</meta:creation-date>
    <dc:date>2018-10-30T12:27:48.656446042</dc:date>
    <meta:editing-duration>PT26M54S</meta:editing-duration>
    <meta:editing-cycles>7</meta:editing-cycles>
    <meta:generator>LibreOffice/5.1.6.2$Linux_X86_64 LibreOffice_project/10m0$Build-2</meta:generator>
    <meta:print-date>2018-10-30T12:27:37.471151056</meta:print-date>
    <meta:document-statistic meta:table-count="0" meta:image-count="0" meta:object-count="0" meta:page-count="4" meta:paragraph-count="167" meta:word-count="985" meta:character-count="5932" meta:non-whitespace-character-count="5161"/>
  </office:meta>
</office:document-meta>
</file>